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 </text:p>
          </table:table-cell>
          <table:table-cell office:value-type="string">
            <text:p>insert </text:p>
          </table:table-cell>
          <table:table-cell office:value-type="string">
            <text:p>decrease 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0151">
            <text:p>0.000010151</text:p>
          </table:table-cell>
          <table:table-cell office:value-type="float" office:value="0.000013644">
            <text:p>0.000013644</text:p>
          </table:table-cell>
          <table:table-cell office:value-type="float" office:value="0.000012238">
            <text:p>0.000012238</text:p>
          </table:table-cell>
          <table:table-cell office:value-type="float" office:value="0.00001154">
            <text:p>0.000011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832">
            <text:p>0.000008832</text:p>
          </table:table-cell>
          <table:table-cell office:value-type="float" office:value="0.000011947">
            <text:p>0.000011947</text:p>
          </table:table-cell>
          <table:table-cell office:value-type="float" office:value="0.000011092">
            <text:p>0.000011092</text:p>
          </table:table-cell>
          <table:table-cell office:value-type="float" office:value="0.00001114">
            <text:p>0.000011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778">
            <text:p>0.000008778</text:p>
          </table:table-cell>
          <table:table-cell office:value-type="float" office:value="0.000011537">
            <text:p>0.000011537</text:p>
          </table:table-cell>
          <table:table-cell office:value-type="float" office:value="0.000010696">
            <text:p>0.000010696</text:p>
          </table:table-cell>
          <table:table-cell office:value-type="float" office:value="0.000011377">
            <text:p>0.0000113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502">
            <text:p>0.000008502</text:p>
          </table:table-cell>
          <table:table-cell office:value-type="float" office:value="0.000011313">
            <text:p>0.000011313</text:p>
          </table:table-cell>
          <table:table-cell office:value-type="float" office:value="0.000010752">
            <text:p>0.000010752</text:p>
          </table:table-cell>
          <table:table-cell office:value-type="float" office:value="0.000010979">
            <text:p>0.0000109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8535">
            <text:p>0.000008535</text:p>
          </table:table-cell>
          <table:table-cell office:value-type="float" office:value="0.000011673">
            <text:p>0.000011673</text:p>
          </table:table-cell>
          <table:table-cell office:value-type="float" office:value="0.000010593">
            <text:p>0.000010593</text:p>
          </table:table-cell>
          <table:table-cell office:value-type="float" office:value="0.000010815">
            <text:p>0.0000108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8022">
            <text:p>0.000028022</text:p>
          </table:table-cell>
          <table:table-cell office:value-type="float" office:value="0.000043209">
            <text:p>0.000043209</text:p>
          </table:table-cell>
          <table:table-cell office:value-type="float" office:value="0.000035699">
            <text:p>0.000035699</text:p>
          </table:table-cell>
          <table:table-cell office:value-type="float" office:value="0.000037857">
            <text:p>0.0000378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5956">
            <text:p>0.000025956</text:p>
          </table:table-cell>
          <table:table-cell office:value-type="float" office:value="0.000042517">
            <text:p>0.000042517</text:p>
          </table:table-cell>
          <table:table-cell office:value-type="float" office:value="0.000034504">
            <text:p>0.000034504</text:p>
          </table:table-cell>
          <table:table-cell office:value-type="float" office:value="0.000037393">
            <text:p>0.00003739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5374">
            <text:p>0.000025374</text:p>
          </table:table-cell>
          <table:table-cell office:value-type="float" office:value="0.000041774">
            <text:p>0.000041774</text:p>
          </table:table-cell>
          <table:table-cell office:value-type="float" office:value="0.000034664">
            <text:p>0.000034664</text:p>
          </table:table-cell>
          <table:table-cell office:value-type="float" office:value="0.000036179">
            <text:p>0.00003617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46">
            <text:p>0.0000246</text:p>
          </table:table-cell>
          <table:table-cell office:value-type="float" office:value="0.000041886">
            <text:p>0.000041886</text:p>
          </table:table-cell>
          <table:table-cell office:value-type="float" office:value="0.000034333">
            <text:p>0.000034333</text:p>
          </table:table-cell>
          <table:table-cell office:value-type="float" office:value="0.000036501">
            <text:p>0.0000365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24727">
            <text:p>0.000024727</text:p>
          </table:table-cell>
          <table:table-cell office:value-type="float" office:value="0.000041399">
            <text:p>0.000041399</text:p>
          </table:table-cell>
          <table:table-cell office:value-type="float" office:value="0.000034635">
            <text:p>0.000034635</text:p>
          </table:table-cell>
          <table:table-cell office:value-type="float" office:value="0.000036537">
            <text:p>0.00003653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681">
            <text:p>0.000048681</text:p>
          </table:table-cell>
          <table:table-cell office:value-type="float" office:value="0.000082668">
            <text:p>0.000082668</text:p>
          </table:table-cell>
          <table:table-cell office:value-type="float" office:value="0.000067916">
            <text:p>0.000067916</text:p>
          </table:table-cell>
          <table:table-cell office:value-type="float" office:value="0.000072845">
            <text:p>0.0000728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7143">
            <text:p>0.000047143</text:p>
          </table:table-cell>
          <table:table-cell office:value-type="float" office:value="0.000083516">
            <text:p>0.000083516</text:p>
          </table:table-cell>
          <table:table-cell office:value-type="float" office:value="0.000068069">
            <text:p>0.000068069</text:p>
          </table:table-cell>
          <table:table-cell office:value-type="float" office:value="0.000072955">
            <text:p>0.0000729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56349">
            <text:p>0.000056349</text:p>
          </table:table-cell>
          <table:table-cell office:value-type="float" office:value="0.000084121">
            <text:p>0.000084121</text:p>
          </table:table-cell>
          <table:table-cell office:value-type="float" office:value="0.000068824">
            <text:p>0.000068824</text:p>
          </table:table-cell>
          <table:table-cell office:value-type="float" office:value="0.000073449">
            <text:p>0.00007344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7433">
            <text:p>0.000047433</text:p>
          </table:table-cell>
          <table:table-cell office:value-type="float" office:value="0.000083526">
            <text:p>0.000083526</text:p>
          </table:table-cell>
          <table:table-cell office:value-type="float" office:value="0.000068102">
            <text:p>0.000068102</text:p>
          </table:table-cell>
          <table:table-cell office:value-type="float" office:value="0.00007258">
            <text:p>0.000072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48763">
            <text:p>0.000048763</text:p>
          </table:table-cell>
          <table:table-cell office:value-type="float" office:value="0.000083289">
            <text:p>0.000083289</text:p>
          </table:table-cell>
          <table:table-cell office:value-type="float" office:value="0.00006848">
            <text:p>0.00006848</text:p>
          </table:table-cell>
          <table:table-cell office:value-type="float" office:value="0.000072924">
            <text:p>0.00007292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7781">
            <text:p>0.000037781</text:p>
          </table:table-cell>
          <table:table-cell office:value-type="float" office:value="0.000061956">
            <text:p>0.000061956</text:p>
          </table:table-cell>
          <table:table-cell office:value-type="float" office:value="0.000051689">
            <text:p>0.000051689</text:p>
          </table:table-cell>
          <table:table-cell office:value-type="float" office:value="0.000054574">
            <text:p>0.00005457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7299">
            <text:p>0.000037299</text:p>
          </table:table-cell>
          <table:table-cell office:value-type="float" office:value="0.000061908">
            <text:p>0.000061908</text:p>
          </table:table-cell>
          <table:table-cell office:value-type="float" office:value="0.000052061">
            <text:p>0.000052061</text:p>
          </table:table-cell>
          <table:table-cell office:value-type="float" office:value="0.000051681">
            <text:p>0.00005168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5106">
            <text:p>0.000035106</text:p>
          </table:table-cell>
          <table:table-cell office:value-type="float" office:value="0.000058372">
            <text:p>0.000058372</text:p>
          </table:table-cell>
          <table:table-cell office:value-type="float" office:value="0.00004874">
            <text:p>0.00004874</text:p>
          </table:table-cell>
          <table:table-cell office:value-type="float" office:value="0.000060308">
            <text:p>0.0000603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5195">
            <text:p>0.000035195</text:p>
          </table:table-cell>
          <table:table-cell office:value-type="float" office:value="0.000058211">
            <text:p>0.000058211</text:p>
          </table:table-cell>
          <table:table-cell office:value-type="float" office:value="0.000048776">
            <text:p>0.000048776</text:p>
          </table:table-cell>
          <table:table-cell office:value-type="float" office:value="0.000051291">
            <text:p>0.00005129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36401">
            <text:p>0.000036401</text:p>
          </table:table-cell>
          <table:table-cell office:value-type="float" office:value="0.000060089">
            <text:p>0.000060089</text:p>
          </table:table-cell>
          <table:table-cell office:value-type="float" office:value="0.0000504">
            <text:p>0.0000504</text:p>
          </table:table-cell>
          <table:table-cell office:value-type="float" office:value="0.000052856">
            <text:p>0.0000528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6895">
            <text:p>0.000066895</text:p>
          </table:table-cell>
          <table:table-cell office:value-type="float" office:value="0.000118794">
            <text:p>0.000118794</text:p>
          </table:table-cell>
          <table:table-cell office:value-type="float" office:value="0.000100074">
            <text:p>0.000100074</text:p>
          </table:table-cell>
          <table:table-cell office:value-type="float" office:value="0.000106487">
            <text:p>0.00010648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6784">
            <text:p>0.000066784</text:p>
          </table:table-cell>
          <table:table-cell office:value-type="float" office:value="0.000114986">
            <text:p>0.000114986</text:p>
          </table:table-cell>
          <table:table-cell office:value-type="float" office:value="0.000105858">
            <text:p>0.000105858</text:p>
          </table:table-cell>
          <table:table-cell office:value-type="float" office:value="0.000106647">
            <text:p>0.0001066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8027">
            <text:p>0.000068027</text:p>
          </table:table-cell>
          <table:table-cell office:value-type="float" office:value="0.000119454">
            <text:p>0.000119454</text:p>
          </table:table-cell>
          <table:table-cell office:value-type="float" office:value="0.000099938">
            <text:p>0.000099938</text:p>
          </table:table-cell>
          <table:table-cell office:value-type="float" office:value="0.000106974">
            <text:p>0.00010697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67912">
            <text:p>0.000067912</text:p>
          </table:table-cell>
          <table:table-cell office:value-type="float" office:value="0.000119835">
            <text:p>0.000119835</text:p>
          </table:table-cell>
          <table:table-cell office:value-type="float" office:value="0.000100242">
            <text:p>0.000100242</text:p>
          </table:table-cell>
          <table:table-cell office:value-type="float" office:value="0.000107592">
            <text:p>0.00010759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75753">
            <text:p>0.000075753</text:p>
          </table:table-cell>
          <table:table-cell office:value-type="float" office:value="0.000115401">
            <text:p>0.000115401</text:p>
          </table:table-cell>
          <table:table-cell office:value-type="float" office:value="0.000096768">
            <text:p>0.000096768</text:p>
          </table:table-cell>
          <table:table-cell office:value-type="float" office:value="0.000132307">
            <text:p>0.0001323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8855">
            <text:p>0.000118855</text:p>
          </table:table-cell>
          <table:table-cell office:value-type="float" office:value="0.000219731">
            <text:p>0.000219731</text:p>
          </table:table-cell>
          <table:table-cell office:value-type="float" office:value="0.000184323">
            <text:p>0.000184323</text:p>
          </table:table-cell>
          <table:table-cell office:value-type="float" office:value="0.00019116">
            <text:p>0.000191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8735">
            <text:p>0.000118735</text:p>
          </table:table-cell>
          <table:table-cell office:value-type="float" office:value="0.000220071">
            <text:p>0.000220071</text:p>
          </table:table-cell>
          <table:table-cell office:value-type="float" office:value="0.000194133">
            <text:p>0.000194133</text:p>
          </table:table-cell>
          <table:table-cell office:value-type="float" office:value="0.000192004">
            <text:p>0.00019200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8831">
            <text:p>0.000118831</text:p>
          </table:table-cell>
          <table:table-cell office:value-type="float" office:value="0.000223601">
            <text:p>0.000223601</text:p>
          </table:table-cell>
          <table:table-cell office:value-type="float" office:value="0.000184651">
            <text:p>0.000184651</text:p>
          </table:table-cell>
          <table:table-cell office:value-type="float" office:value="0.00019074">
            <text:p>0.0001907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19293">
            <text:p>0.000119293</text:p>
          </table:table-cell>
          <table:table-cell office:value-type="float" office:value="0.000223048">
            <text:p>0.000223048</text:p>
          </table:table-cell>
          <table:table-cell office:value-type="float" office:value="0.000185004">
            <text:p>0.000185004</text:p>
          </table:table-cell>
          <table:table-cell office:value-type="float" office:value="0.000191525">
            <text:p>0.0001915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122912">
            <text:p>0.000122912</text:p>
          </table:table-cell>
          <table:table-cell office:value-type="float" office:value="0.000219834">
            <text:p>0.000219834</text:p>
          </table:table-cell>
          <table:table-cell office:value-type="float" office:value="0.00018979">
            <text:p>0.00018979</text:p>
          </table:table-cell>
          <table:table-cell office:value-type="float" office:value="0.00019088">
            <text:p>0.0001908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40112">
            <text:p>0.000240112</text:p>
          </table:table-cell>
          <table:table-cell office:value-type="float" office:value="0.000441279">
            <text:p>0.000441279</text:p>
          </table:table-cell>
          <table:table-cell office:value-type="float" office:value="0.000368057">
            <text:p>0.000368057</text:p>
          </table:table-cell>
          <table:table-cell office:value-type="float" office:value="0.000396986">
            <text:p>0.00039698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44489">
            <text:p>0.000244489</text:p>
          </table:table-cell>
          <table:table-cell office:value-type="float" office:value="0.000451081">
            <text:p>0.000451081</text:p>
          </table:table-cell>
          <table:table-cell office:value-type="float" office:value="0.00037767">
            <text:p>0.00037767</text:p>
          </table:table-cell>
          <table:table-cell office:value-type="float" office:value="0.000410808">
            <text:p>0.0004108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6271">
            <text:p>0.000236271</text:p>
          </table:table-cell>
          <table:table-cell office:value-type="float" office:value="0.000439701">
            <text:p>0.000439701</text:p>
          </table:table-cell>
          <table:table-cell office:value-type="float" office:value="0.000367165">
            <text:p>0.000367165</text:p>
          </table:table-cell>
          <table:table-cell office:value-type="float" office:value="0.000396509">
            <text:p>0.00039650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6718">
            <text:p>0.000236718</text:p>
          </table:table-cell>
          <table:table-cell office:value-type="float" office:value="0.000435726">
            <text:p>0.000435726</text:p>
          </table:table-cell>
          <table:table-cell office:value-type="float" office:value="0.000365584">
            <text:p>0.000365584</text:p>
          </table:table-cell>
          <table:table-cell office:value-type="float" office:value="0.000396623">
            <text:p>0.0003966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236455">
            <text:p>0.000236455</text:p>
          </table:table-cell>
          <table:table-cell office:value-type="float" office:value="0.00043693">
            <text:p>0.00043693</text:p>
          </table:table-cell>
          <table:table-cell office:value-type="float" office:value="0.000366998">
            <text:p>0.000366998</text:p>
          </table:table-cell>
          <table:table-cell office:value-type="float" office:value="0.000401501">
            <text:p>0.00040150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72336">
            <text:p>0.000572336</text:p>
          </table:table-cell>
          <table:table-cell office:value-type="float" office:value="0.000979199">
            <text:p>0.000979199</text:p>
          </table:table-cell>
          <table:table-cell office:value-type="float" office:value="0.000826221">
            <text:p>0.000826221</text:p>
          </table:table-cell>
          <table:table-cell office:value-type="float" office:value="0.000907676">
            <text:p>0.00090767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8129">
            <text:p>0.000528129</text:p>
          </table:table-cell>
          <table:table-cell office:value-type="float" office:value="0.000920829">
            <text:p>0.000920829</text:p>
          </table:table-cell>
          <table:table-cell office:value-type="float" office:value="0.000768035">
            <text:p>0.000768035</text:p>
          </table:table-cell>
          <table:table-cell office:value-type="float" office:value="0.00087777">
            <text:p>0.0008777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816">
            <text:p>0.00052816</text:p>
          </table:table-cell>
          <table:table-cell office:value-type="float" office:value="0.000915422">
            <text:p>0.000915422</text:p>
          </table:table-cell>
          <table:table-cell office:value-type="float" office:value="0.000766072">
            <text:p>0.000766072</text:p>
          </table:table-cell>
          <table:table-cell office:value-type="float" office:value="0.000873429">
            <text:p>0.00087342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27571">
            <text:p>0.000527571</text:p>
          </table:table-cell>
          <table:table-cell office:value-type="float" office:value="0.000915768">
            <text:p>0.000915768</text:p>
          </table:table-cell>
          <table:table-cell office:value-type="float" office:value="0.0007702">
            <text:p>0.0007702</text:p>
          </table:table-cell>
          <table:table-cell office:value-type="float" office:value="0.000881208">
            <text:p>0.0008812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532222">
            <text:p>0.000532222</text:p>
          </table:table-cell>
          <table:table-cell office:value-type="float" office:value="0.000915901">
            <text:p>0.000915901</text:p>
          </table:table-cell>
          <table:table-cell office:value-type="float" office:value="0.000770921">
            <text:p>0.000770921</text:p>
          </table:table-cell>
          <table:table-cell office:value-type="float" office:value="0.00087581">
            <text:p>0.000875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8609">
            <text:p>0.00108609</text:p>
          </table:table-cell>
          <table:table-cell office:value-type="float" office:value="0.00184407">
            <text:p>0.00184407</text:p>
          </table:table-cell>
          <table:table-cell office:value-type="float" office:value="0.0015486">
            <text:p>0.0015486</text:p>
          </table:table-cell>
          <table:table-cell office:value-type="float" office:value="0.00185333">
            <text:p>0.001853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8122">
            <text:p>0.00108122</text:p>
          </table:table-cell>
          <table:table-cell office:value-type="float" office:value="0.00184194">
            <text:p>0.00184194</text:p>
          </table:table-cell>
          <table:table-cell office:value-type="float" office:value="0.00153976">
            <text:p>0.00153976</text:p>
          </table:table-cell>
          <table:table-cell office:value-type="float" office:value="0.00185859">
            <text:p>0.0018585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8361">
            <text:p>0.00108361</text:p>
          </table:table-cell>
          <table:table-cell office:value-type="float" office:value="0.00188528">
            <text:p>0.00188528</text:p>
          </table:table-cell>
          <table:table-cell office:value-type="float" office:value="0.00154298">
            <text:p>0.00154298</text:p>
          </table:table-cell>
          <table:table-cell office:value-type="float" office:value="0.00185357">
            <text:p>0.0018535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8899">
            <text:p>0.00108899</text:p>
          </table:table-cell>
          <table:table-cell office:value-type="float" office:value="0.00184733">
            <text:p>0.00184733</text:p>
          </table:table-cell>
          <table:table-cell office:value-type="float" office:value="0.00154092">
            <text:p>0.00154092</text:p>
          </table:table-cell>
          <table:table-cell office:value-type="float" office:value="0.00186155">
            <text:p>0.001861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108631">
            <text:p>0.00108631</text:p>
          </table:table-cell>
          <table:table-cell office:value-type="float" office:value="0.00184003">
            <text:p>0.00184003</text:p>
          </table:table-cell>
          <table:table-cell office:value-type="float" office:value="0.0015571">
            <text:p>0.0015571</text:p>
          </table:table-cell>
          <table:table-cell office:value-type="float" office:value="0.00186491">
            <text:p>0.0018649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90576">
            <text:p>0.00290576</text:p>
          </table:table-cell>
          <table:table-cell office:value-type="float" office:value="0.00634634">
            <text:p>0.00634634</text:p>
          </table:table-cell>
          <table:table-cell office:value-type="float" office:value="0.00489614">
            <text:p>0.00489614</text:p>
          </table:table-cell>
          <table:table-cell office:value-type="float" office:value="0.00652968">
            <text:p>0.0065296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86901">
            <text:p>0.00286901</text:p>
          </table:table-cell>
          <table:table-cell office:value-type="float" office:value="0.00629031">
            <text:p>0.00629031</text:p>
          </table:table-cell>
          <table:table-cell office:value-type="float" office:value="0.00485632">
            <text:p>0.00485632</text:p>
          </table:table-cell>
          <table:table-cell office:value-type="float" office:value="0.00650348">
            <text:p>0.0065034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93685">
            <text:p>0.00293685</text:p>
          </table:table-cell>
          <table:table-cell office:value-type="float" office:value="0.00633686">
            <text:p>0.00633686</text:p>
          </table:table-cell>
          <table:table-cell office:value-type="float" office:value="0.00486803">
            <text:p>0.00486803</text:p>
          </table:table-cell>
          <table:table-cell office:value-type="float" office:value="0.00652783">
            <text:p>0.0065278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96083">
            <text:p>0.00296083</text:p>
          </table:table-cell>
          <table:table-cell office:value-type="float" office:value="0.00632969">
            <text:p>0.00632969</text:p>
          </table:table-cell>
          <table:table-cell office:value-type="float" office:value="0.00490297">
            <text:p>0.00490297</text:p>
          </table:table-cell>
          <table:table-cell office:value-type="float" office:value="0.00666052">
            <text:p>0.0066605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285124">
            <text:p>0.00285124</text:p>
          </table:table-cell>
          <table:table-cell office:value-type="float" office:value="0.00630663">
            <text:p>0.00630663</text:p>
          </table:table-cell>
          <table:table-cell office:value-type="float" office:value="0.00495347">
            <text:p>0.00495347</text:p>
          </table:table-cell>
          <table:table-cell office:value-type="float" office:value="0.00679223">
            <text:p>0.0067922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3478">
            <text:p>0.00593478</text:p>
          </table:table-cell>
          <table:table-cell office:value-type="float" office:value="0.0129631">
            <text:p>0.0129631</text:p>
          </table:table-cell>
          <table:table-cell office:value-type="float" office:value="0.00975122">
            <text:p>0.00975122</text:p>
          </table:table-cell>
          <table:table-cell office:value-type="float" office:value="0.0163506">
            <text:p>0.01635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7586">
            <text:p>0.00597586</text:p>
          </table:table-cell>
          <table:table-cell office:value-type="float" office:value="0.0130025">
            <text:p>0.0130025</text:p>
          </table:table-cell>
          <table:table-cell office:value-type="float" office:value="0.00995563">
            <text:p>0.00995563</text:p>
          </table:table-cell>
          <table:table-cell office:value-type="float" office:value="0.0169385">
            <text:p>0.016938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2643">
            <text:p>0.00592643</text:p>
          </table:table-cell>
          <table:table-cell office:value-type="float" office:value="0.0129281">
            <text:p>0.0129281</text:p>
          </table:table-cell>
          <table:table-cell office:value-type="float" office:value="0.00973145">
            <text:p>0.00973145</text:p>
          </table:table-cell>
          <table:table-cell office:value-type="float" office:value="0.0163518">
            <text:p>0.016351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5873">
            <text:p>0.00595873</text:p>
          </table:table-cell>
          <table:table-cell office:value-type="float" office:value="0.0129739">
            <text:p>0.0129739</text:p>
          </table:table-cell>
          <table:table-cell office:value-type="float" office:value="0.00974038">
            <text:p>0.00974038</text:p>
          </table:table-cell>
          <table:table-cell office:value-type="float" office:value="0.0170367">
            <text:p>0.017036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593667">
            <text:p>0.00593667</text:p>
          </table:table-cell>
          <table:table-cell office:value-type="float" office:value="0.0129175">
            <text:p>0.0129175</text:p>
          </table:table-cell>
          <table:table-cell office:value-type="float" office:value="0.0100223">
            <text:p>0.0100223</text:p>
          </table:table-cell>
          <table:table-cell office:value-type="float" office:value="0.0165688">
            <text:p>0.016568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8807">
            <text:p>0.0118807</text:p>
          </table:table-cell>
          <table:table-cell office:value-type="float" office:value="0.0255846">
            <text:p>0.0255846</text:p>
          </table:table-cell>
          <table:table-cell office:value-type="float" office:value="0.0195284">
            <text:p>0.0195284</text:p>
          </table:table-cell>
          <table:table-cell office:value-type="float" office:value="0.0475981">
            <text:p>0.047598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9596">
            <text:p>0.0119596</text:p>
          </table:table-cell>
          <table:table-cell office:value-type="float" office:value="0.0255789">
            <text:p>0.0255789</text:p>
          </table:table-cell>
          <table:table-cell office:value-type="float" office:value="0.0195911">
            <text:p>0.0195911</text:p>
          </table:table-cell>
          <table:table-cell office:value-type="float" office:value="0.0508994">
            <text:p>0.050899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20145">
            <text:p>0.0120145</text:p>
          </table:table-cell>
          <table:table-cell office:value-type="float" office:value="0.0254675">
            <text:p>0.0254675</text:p>
          </table:table-cell>
          <table:table-cell office:value-type="float" office:value="0.0195335">
            <text:p>0.0195335</text:p>
          </table:table-cell>
          <table:table-cell office:value-type="float" office:value="0.0512695">
            <text:p>0.051269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9417">
            <text:p>0.0119417</text:p>
          </table:table-cell>
          <table:table-cell office:value-type="float" office:value="0.0258166">
            <text:p>0.0258166</text:p>
          </table:table-cell>
          <table:table-cell office:value-type="float" office:value="0.0196405">
            <text:p>0.0196405</text:p>
          </table:table-cell>
          <table:table-cell office:value-type="float" office:value="0.0549367">
            <text:p>0.054936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11922">
            <text:p>0.011922</text:p>
          </table:table-cell>
          <table:table-cell office:value-type="float" office:value="0.0255948">
            <text:p>0.0255948</text:p>
          </table:table-cell>
          <table:table-cell office:value-type="float" office:value="0.0196802">
            <text:p>0.0196802</text:p>
          </table:table-cell>
          <table:table-cell office:value-type="float" office:value="0.0530745">
            <text:p>0.053074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41252">
            <text:p>0.0241252</text:p>
          </table:table-cell>
          <table:table-cell office:value-type="float" office:value="0.0519867">
            <text:p>0.0519867</text:p>
          </table:table-cell>
          <table:table-cell office:value-type="float" office:value="0.0397763">
            <text:p>0.0397763</text:p>
          </table:table-cell>
          <table:table-cell office:value-type="float" office:value="0.120367">
            <text:p>0.12036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7105">
            <text:p>0.0237105</text:p>
          </table:table-cell>
          <table:table-cell office:value-type="float" office:value="0.0515644">
            <text:p>0.0515644</text:p>
          </table:table-cell>
          <table:table-cell office:value-type="float" office:value="0.039321">
            <text:p>0.039321</text:p>
          </table:table-cell>
          <table:table-cell office:value-type="float" office:value="0.119537">
            <text:p>0.11953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7399">
            <text:p>0.0237399</text:p>
          </table:table-cell>
          <table:table-cell office:value-type="float" office:value="0.0515973">
            <text:p>0.0515973</text:p>
          </table:table-cell>
          <table:table-cell office:value-type="float" office:value="0.038973">
            <text:p>0.038973</text:p>
          </table:table-cell>
          <table:table-cell office:value-type="float" office:value="0.119992">
            <text:p>0.11999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41344">
            <text:p>0.0241344</text:p>
          </table:table-cell>
          <table:table-cell office:value-type="float" office:value="0.0510243">
            <text:p>0.0510243</text:p>
          </table:table-cell>
          <table:table-cell office:value-type="float" office:value="0.0389989">
            <text:p>0.0389989</text:p>
          </table:table-cell>
          <table:table-cell office:value-type="float" office:value="0.127453">
            <text:p>0.12745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237274">
            <text:p>0.0237274</text:p>
          </table:table-cell>
          <table:table-cell office:value-type="float" office:value="0.0509841">
            <text:p>0.0509841</text:p>
          </table:table-cell>
          <table:table-cell office:value-type="float" office:value="0.039161">
            <text:p>0.039161</text:p>
          </table:table-cell>
          <table:table-cell office:value-type="float" office:value="0.127255">
            <text:p>0.12725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2408">
            <text:p>0.0482408</text:p>
          </table:table-cell>
          <table:table-cell office:value-type="float" office:value="0.104498">
            <text:p>0.104498</text:p>
          </table:table-cell>
          <table:table-cell office:value-type="float" office:value="0.0775893">
            <text:p>0.0775893</text:p>
          </table:table-cell>
          <table:table-cell office:value-type="float" office:value="0.247556">
            <text:p>0.2475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2808">
            <text:p>0.0482808</text:p>
          </table:table-cell>
          <table:table-cell office:value-type="float" office:value="0.1048">
            <text:p>0.1048</text:p>
          </table:table-cell>
          <table:table-cell office:value-type="float" office:value="0.0776959">
            <text:p>0.0776959</text:p>
          </table:table-cell>
          <table:table-cell office:value-type="float" office:value="0.244983">
            <text:p>0.24498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2851">
            <text:p>0.0482851</text:p>
          </table:table-cell>
          <table:table-cell office:value-type="float" office:value="0.104095">
            <text:p>0.104095</text:p>
          </table:table-cell>
          <table:table-cell office:value-type="float" office:value="0.0777954">
            <text:p>0.0777954</text:p>
          </table:table-cell>
          <table:table-cell office:value-type="float" office:value="0.244833">
            <text:p>0.24483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3838">
            <text:p>0.0483838</text:p>
          </table:table-cell>
          <table:table-cell office:value-type="float" office:value="0.104149">
            <text:p>0.104149</text:p>
          </table:table-cell>
          <table:table-cell office:value-type="float" office:value="0.0777238">
            <text:p>0.0777238</text:p>
          </table:table-cell>
          <table:table-cell office:value-type="float" office:value="0.261807">
            <text:p>0.26180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485794">
            <text:p>0.0485794</text:p>
          </table:table-cell>
          <table:table-cell office:value-type="float" office:value="0.104425">
            <text:p>0.104425</text:p>
          </table:table-cell>
          <table:table-cell office:value-type="float" office:value="0.0775094">
            <text:p>0.0775094</text:p>
          </table:table-cell>
          <table:table-cell office:value-type="float" office:value="0.261588">
            <text:p>0.26158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71537">
            <text:p>0.0971537</text:p>
          </table:table-cell>
          <table:table-cell office:value-type="float" office:value="0.209064">
            <text:p>0.209064</text:p>
          </table:table-cell>
          <table:table-cell office:value-type="float" office:value="0.155715">
            <text:p>0.155715</text:p>
          </table:table-cell>
          <table:table-cell office:value-type="float" office:value="0.536132">
            <text:p>0.53613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65256">
            <text:p>0.0965256</text:p>
          </table:table-cell>
          <table:table-cell office:value-type="float" office:value="0.209191">
            <text:p>0.209191</text:p>
          </table:table-cell>
          <table:table-cell office:value-type="float" office:value="0.155388">
            <text:p>0.155388</text:p>
          </table:table-cell>
          <table:table-cell office:value-type="float" office:value="0.535565">
            <text:p>0.53556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70937">
            <text:p>0.0970937</text:p>
          </table:table-cell>
          <table:table-cell office:value-type="float" office:value="0.208542">
            <text:p>0.208542</text:p>
          </table:table-cell>
          <table:table-cell office:value-type="float" office:value="0.15558">
            <text:p>0.15558</text:p>
          </table:table-cell>
          <table:table-cell office:value-type="float" office:value="0.567632">
            <text:p>0.56763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8212">
            <text:p>0.098212</text:p>
          </table:table-cell>
          <table:table-cell office:value-type="float" office:value="0.208588">
            <text:p>0.208588</text:p>
          </table:table-cell>
          <table:table-cell office:value-type="float" office:value="0.155778">
            <text:p>0.155778</text:p>
          </table:table-cell>
          <table:table-cell office:value-type="float" office:value="0.568356">
            <text:p>0.5683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974898">
            <text:p>0.0974898</text:p>
          </table:table-cell>
          <table:table-cell office:value-type="float" office:value="0.20884">
            <text:p>0.20884</text:p>
          </table:table-cell>
          <table:table-cell office:value-type="float" office:value="0.155939">
            <text:p>0.155939</text:p>
          </table:table-cell>
          <table:table-cell office:value-type="float" office:value="0.568058">
            <text:p>0.568058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304">
            <text:p>0.19304</text:p>
          </table:table-cell>
          <table:table-cell office:value-type="float" office:value="0.414958">
            <text:p>0.414958</text:p>
          </table:table-cell>
          <table:table-cell office:value-type="float" office:value="0.310411">
            <text:p>0.310411</text:p>
          </table:table-cell>
          <table:table-cell office:value-type="float" office:value="1.24642">
            <text:p>1.2464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2292">
            <text:p>0.192292</text:p>
          </table:table-cell>
          <table:table-cell office:value-type="float" office:value="0.417392">
            <text:p>0.417392</text:p>
          </table:table-cell>
          <table:table-cell office:value-type="float" office:value="0.311027">
            <text:p>0.311027</text:p>
          </table:table-cell>
          <table:table-cell office:value-type="float" office:value="1.17933">
            <text:p>1.1793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2481">
            <text:p>0.192481</text:p>
          </table:table-cell>
          <table:table-cell office:value-type="float" office:value="0.416861">
            <text:p>0.416861</text:p>
          </table:table-cell>
          <table:table-cell office:value-type="float" office:value="0.310677">
            <text:p>0.310677</text:p>
          </table:table-cell>
          <table:table-cell office:value-type="float" office:value="1.25579">
            <text:p>1.2557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3872">
            <text:p>0.193872</text:p>
          </table:table-cell>
          <table:table-cell office:value-type="float" office:value="0.418111">
            <text:p>0.418111</text:p>
          </table:table-cell>
          <table:table-cell office:value-type="float" office:value="0.312059">
            <text:p>0.312059</text:p>
          </table:table-cell>
          <table:table-cell office:value-type="float" office:value="1.2495">
            <text:p>1.249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19227">
            <text:p>0.19227</text:p>
          </table:table-cell>
          <table:table-cell office:value-type="float" office:value="0.417104">
            <text:p>0.417104</text:p>
          </table:table-cell>
          <table:table-cell office:value-type="float" office:value="0.312143">
            <text:p>0.312143</text:p>
          </table:table-cell>
          <table:table-cell office:value-type="float" office:value="1.2616">
            <text:p>1.261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4992">
            <text:p>0.384992</text:p>
          </table:table-cell>
          <table:table-cell office:value-type="float" office:value="0.832471">
            <text:p>0.832471</text:p>
          </table:table-cell>
          <table:table-cell office:value-type="float" office:value="0.620826">
            <text:p>0.620826</text:p>
          </table:table-cell>
          <table:table-cell office:value-type="float" office:value="2.59581">
            <text:p>2.5958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6826">
            <text:p>0.386826</text:p>
          </table:table-cell>
          <table:table-cell office:value-type="float" office:value="0.83301">
            <text:p>0.83301</text:p>
          </table:table-cell>
          <table:table-cell office:value-type="float" office:value="0.624958">
            <text:p>0.624958</text:p>
          </table:table-cell>
          <table:table-cell office:value-type="float" office:value="2.77771">
            <text:p>2.7777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5036">
            <text:p>0.385036</text:p>
          </table:table-cell>
          <table:table-cell office:value-type="float" office:value="0.835949">
            <text:p>0.835949</text:p>
          </table:table-cell>
          <table:table-cell office:value-type="float" office:value="0.622274">
            <text:p>0.622274</text:p>
          </table:table-cell>
          <table:table-cell office:value-type="float" office:value="2.50611">
            <text:p>2.5061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6802">
            <text:p>0.386802</text:p>
          </table:table-cell>
          <table:table-cell office:value-type="float" office:value="0.832366">
            <text:p>0.832366</text:p>
          </table:table-cell>
          <table:table-cell office:value-type="float" office:value="0.626092">
            <text:p>0.626092</text:p>
          </table:table-cell>
          <table:table-cell office:value-type="float" office:value="2.50166">
            <text:p>2.5016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38632">
            <text:p>0.38632</text:p>
          </table:table-cell>
          <table:table-cell office:value-type="float" office:value="0.829766">
            <text:p>0.829766</text:p>
          </table:table-cell>
          <table:table-cell office:value-type="float" office:value="0.621077">
            <text:p>0.621077</text:p>
          </table:table-cell>
          <table:table-cell office:value-type="float" office:value="2.49876">
            <text:p>2.4987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19822">
            <text:p>0.719822</text:p>
          </table:table-cell>
          <table:table-cell office:value-type="float" office:value="1.60592">
            <text:p>1.60592</text:p>
          </table:table-cell>
          <table:table-cell office:value-type="float" office:value="1.27571">
            <text:p>1.27571</text:p>
          </table:table-cell>
          <table:table-cell office:value-type="float" office:value="5.21984">
            <text:p>5.2198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20528">
            <text:p>0.720528</text:p>
          </table:table-cell>
          <table:table-cell office:value-type="float" office:value="1.6044">
            <text:p>1.6044</text:p>
          </table:table-cell>
          <table:table-cell office:value-type="float" office:value="1.28918">
            <text:p>1.28918</text:p>
          </table:table-cell>
          <table:table-cell office:value-type="float" office:value="4.86176">
            <text:p>4.8617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20757">
            <text:p>0.720757</text:p>
          </table:table-cell>
          <table:table-cell office:value-type="float" office:value="1.60635">
            <text:p>1.60635</text:p>
          </table:table-cell>
          <table:table-cell office:value-type="float" office:value="1.27433">
            <text:p>1.27433</text:p>
          </table:table-cell>
          <table:table-cell office:value-type="float" office:value="4.85034">
            <text:p>4.8503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21184">
            <text:p>0.721184</text:p>
          </table:table-cell>
          <table:table-cell office:value-type="float" office:value="1.60664">
            <text:p>1.60664</text:p>
          </table:table-cell>
          <table:table-cell office:value-type="float" office:value="1.29812">
            <text:p>1.29812</text:p>
          </table:table-cell>
          <table:table-cell office:value-type="float" office:value="5.24156">
            <text:p>5.241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75185">
            <text:p>0.75185</text:p>
          </table:table-cell>
          <table:table-cell office:value-type="float" office:value="1.66936">
            <text:p>1.66936</text:p>
          </table:table-cell>
          <table:table-cell office:value-type="float" office:value="1.33094">
            <text:p>1.33094</text:p>
          </table:table-cell>
          <table:table-cell office:value-type="float" office:value="4.99507">
            <text:p>4.9950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9185">
            <text:p>1.49185</text:p>
          </table:table-cell>
          <table:table-cell office:value-type="float" office:value="3.32239">
            <text:p>3.32239</text:p>
          </table:table-cell>
          <table:table-cell office:value-type="float" office:value="2.6509">
            <text:p>2.6509</text:p>
          </table:table-cell>
          <table:table-cell office:value-type="float" office:value="11.1532">
            <text:p>11.153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4194">
            <text:p>1.44194</text:p>
          </table:table-cell>
          <table:table-cell office:value-type="float" office:value="3.21458">
            <text:p>3.21458</text:p>
          </table:table-cell>
          <table:table-cell office:value-type="float" office:value="2.55021">
            <text:p>2.55021</text:p>
          </table:table-cell>
          <table:table-cell office:value-type="float" office:value="10.8974">
            <text:p>10.897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4847">
            <text:p>1.44847</text:p>
          </table:table-cell>
          <table:table-cell office:value-type="float" office:value="3.2201">
            <text:p>3.2201</text:p>
          </table:table-cell>
          <table:table-cell office:value-type="float" office:value="2.55222">
            <text:p>2.55222</text:p>
          </table:table-cell>
          <table:table-cell office:value-type="float" office:value="11.1564">
            <text:p>11.156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44646">
            <text:p>1.44646</text:p>
          </table:table-cell>
          <table:table-cell office:value-type="float" office:value="3.2159">
            <text:p>3.2159</text:p>
          </table:table-cell>
          <table:table-cell office:value-type="float" office:value="2.54743">
            <text:p>2.54743</text:p>
          </table:table-cell>
          <table:table-cell office:value-type="float" office:value="11.3904">
            <text:p>11.390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.29368">
            <text:p>1.29368</text:p>
          </table:table-cell>
          <table:table-cell office:value-type="float" office:value="3.21633">
            <text:p>3.21633</text:p>
          </table:table-cell>
          <table:table-cell office:value-type="float" office:value="2.56633">
            <text:p>2.56633</text:p>
          </table:table-cell>
          <table:table-cell office:value-type="float" office:value="10.3394">
            <text:p>10.3394</text:p>
          </table:table-cell>
        </table:table-row>
        <table:table-row table:style-name="ro1" table:number-rows-repeated="104847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1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7:21:57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480" meta:object-count="0"/>
  </office:meta>
</office:document-meta>
</file>